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c3b" officeooo:paragraph-rsid="0014ac3b"/>
    </style:style>
    <style:style style:name="P2" style:family="paragraph" style:parent-style-name="Standard">
      <style:paragraph-properties fo:text-align="start" style:justify-single-word="false"/>
      <style:text-properties officeooo:rsid="0014ac3b" officeooo:paragraph-rsid="0014ac3b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ac3b" officeooo:paragraph-rsid="0014ac3b"/>
    </style:style>
    <style:style style:name="P4" style:family="paragraph" style:parent-style-name="Standard">
      <style:paragraph-properties fo:text-align="start" style:justify-single-word="false"/>
      <style:text-properties officeooo:rsid="0014ae4e" officeooo:paragraph-rsid="0014ae4e"/>
    </style:style>
    <style:style style:name="P5" style:family="paragraph" style:parent-style-name="Standard">
      <style:paragraph-properties fo:text-align="start" style:justify-single-word="false"/>
      <style:text-properties officeooo:rsid="00160f06" officeooo:paragraph-rsid="00160f06"/>
    </style:style>
    <style:style style:name="P6" style:family="paragraph" style:parent-style-name="Standard">
      <style:paragraph-properties fo:text-align="start" style:justify-single-word="false"/>
      <style:text-properties officeooo:rsid="0016654a" officeooo:paragraph-rsid="0016654a"/>
    </style:style>
    <style:style style:name="P7" style:family="paragraph" style:parent-style-name="Standard">
      <style:paragraph-properties fo:text-align="start" style:justify-single-word="false"/>
      <style:text-properties officeooo:rsid="001901d6" officeooo:paragraph-rsid="001901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f66"/>
    </style:style>
    <style:style style:name="T3" style:family="text">
      <style:text-properties officeooo:rsid="0018d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ato de trabajo</text:p>
      <text:p text:style-name="P1"/>
      <text:p text:style-name="P2">Art. 22 Ley 20.744</text:p>
      <text:p text:style-name="P2"/>
      <text:p text:style-name="P4">Habrá relación de trabajo cuando una persona <text:span text:style-name="T1">física</text:span> realice actos, ejecute obras o preste servicios en favor de un tercero, bajo la <text:span text:style-name="T1">dependencia</text:span> de esta en forma voluntaria mediante el pago de una remuneración.</text:p>
      <text:p text:style-name="P4"/>
      <text:p text:style-name="P5">Locación de servicios – Locación de obras </text:p>
      <text:p text:style-name="P5"/>
      <text:p text:style-name="P6">Ley 11.544</text:p>
      <text:p text:style-name="P6">Art. 1: 8hs <text:span text:style-name="T3">diarias</text:span></text:p>
      <text:p text:style-name="P7">Art. 197 Ley 20.744 Concepto distribución tiempo de trabaj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9:50:33.604218583</meta:creation-date>
    <dc:date>2021-09-02T20:41:09.551632575</dc:date>
    <meta:editing-duration>PT30M23S</meta:editing-duration>
    <meta:editing-cycles>7</meta:editing-cycles>
    <meta:generator>LibreOffice/7.1.5.2$Linux_X86_64 LibreOffice_project/10$Build-2</meta:generator>
    <meta:document-statistic meta:table-count="0" meta:image-count="0" meta:object-count="0" meta:page-count="1" meta:paragraph-count="7" meta:word-count="62" meta:character-count="376" meta:non-whitespace-character-count="319"/>
  </office:meta>
</office:document-meta>
</file>